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FreeSans" officeooo:rsid="00149f25" officeooo:paragraph-rsid="00149f25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49f25" officeooo:paragraph-rsid="00149f2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vimento Software Livre é cético quanto a união de empresas para evitar novo Heartbleed</text:p>
      <text:p text:style-name="P1"/>
      <text:p text:style-name="P1"><text:s/></text:p>
      <text:p text:style-name="P4">Assunto será debatido amplamente durante o 15º Fórum Internacional Software Livre (FISL15), que acontece em Porto Alegre, entre os dias 7 e 10 de maio </text:p>
      <text:p text:style-name="P4"/>
      <text:p text:style-name="P4"><text:s/></text:p>
      <text:p text:style-name="P4">Na última semana, uma grande falha de segurança expôs a fragilidade dos dados armazenados na web e afetou grande parte da internet. O fenômeno ficou conhecido como Heartbleed. Para evitar que o caos aconteça novamente, gigantes da tecnologia manifestaram união para evitar novos danos, criando o "Core Infrastructure Initiative", um projeto que idealiza fundar, financiar e monitorar projetos Open Source essenciais para as bases da computação. Por outro lado, os profissionais envolvidos há anos com o Software Livre descartam a validade do projeto multimilionário e enxergam a iniciativa como uma resposta para evitar o pânico no público mais leigo. Esse será um dos temas debatidos entre os participantes do 15º Fórum Internacional Software Livre, que acontece entre 7 e 10 de maio, em Porto Alegre (RS). </text:p>
      <text:p text:style-name="P4"/>
      <text:p text:style-name="P4">- Trata-se apenas de uma resposta que precisava ser dada ao público. O movimento do Software Livre prega pontos de vista concretos, que quando são confrontados com empresas multimilionárias, são defendidos com naturalidade. Essa iniciativa está contaminada com interesses e não acredito em nada que venha das empresas proprietárias - aponta o coordenador de infraestrutura do FISL, Thomas Soares. </text:p>
      <text:p text:style-name="P4"/>
      <text:p text:style-name="P4">A ideia divulgada pelas grandes empresas que integram o "Core Infrastructure Initiative" não é apenas financiar os projetos Open Souce, mas também acompanhá-los cotidianamente, com reuniões pessoais entre desenvolvedores chave, audições de segurança e indicação de desenvolvedores que já trabalharam com projetos semelhantes previamente. De acordo com Thomas, o código Open SSL, que apresentou problemas e expôs dados na web é aberto a todos, porém o conserto do problema que resultou no Heartbleed só será diagnosticado por quem descobriu a fragilidade em primeiro lugar. </text:p>
      <text:p text:style-name="P4"/>
      <text:p text:style-name="P4">- A segurança existe quando o processo é aberto e todos sabem como funciona a fechadura. O que os privados vão propor são soluções confidenciais, que só serão conhecidas por eles, e que poderão ser exploradas através de "portas dos fundos" - avalia Thomas. </text:p>
      <text:p text:style-name="P3"/>
      <text:p text:style-name="P3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obre o FISL </text:p>
      <text:p text:style-name="P6"/>
      <text:p text:style-name="P6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6"/>
      <text:p text:style-name="P7">Assessoria de Imprensa </text:p>
      <text:p text:style-name="P6">Fones: (51) 3361.6016 / (51) 8536.0690 / (51) 8536.0691 </text:p>
      <text:p text:style-name="P6">E-mail: <text:s/>playpress@playpress.com.br</text:p>
      <text:p text:style-name="P6"/>
      <text:p text:style-name="P6">Redação: Mariana da Rosa </text:p>
      <text:p text:style-name="P6">Coordenação: Marcelo Matusiak</text:p>
      <text:p text:style-name="P5"/>
      <text:p text:style-name="P8">Material promocional do FISL e logotipo em alta resolução e vetorial:</text:p>
      <text:p text:style-name="P9"><text:a xlink:type="simple" xlink:href="http://comunicacao.softwarelivre.org/fisl15"><text:span text:style-name="T2">http://comunicacao.softwarelivre.org/fisl15</text:span></text:a></text:p>
      <text:p text:style-name="P12"/>
      <text:p text:style-name="P14">Fotos em alta resolução da última edição do FISL:</text:p>
      <text:p text:style-name="P10"><text:a xlink:type="simple" xlink:href="https://www.flickr.com/photos/fisl14"><text:span text:style-name="T1">https://www.flickr.com/photos/fisl14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1</meta:editing-cycles>
    <meta:creation-date>2014-04-30T13:37:00</meta:creation-date>
    <dc:date>2014-05-05T12:21:38.025018915</dc:date>
    <meta:editing-duration>PT21M54S</meta:editing-duration>
    <meta:generator>LibreOffice/4.1.3.2$Linux_x86 LibreOffice_project/410m0$Build-2</meta:generator>
    <meta:document-statistic meta:table-count="0" meta:image-count="0" meta:object-count="0" meta:page-count="2" meta:paragraph-count="20" meta:word-count="490" meta:character-count="3253" meta:non-whitespace-character-count="27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